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475" officeooo:paragraph-rsid="00163475"/>
    </style:style>
    <style:style style:name="P2" style:family="paragraph" style:parent-style-name="Standard">
      <style:text-properties officeooo:rsid="00164318" officeooo:paragraph-rsid="00164318"/>
    </style:style>
    <style:style style:name="P3" style:family="paragraph" style:parent-style-name="Standard">
      <style:text-properties fo:font-weight="bold" officeooo:rsid="00163475" officeooo:paragraph-rsid="00163475" style:font-weight-asian="bold" style:font-weight-complex="bold"/>
    </style:style>
    <style:style style:name="P4" style:family="paragraph" style:parent-style-name="Standard">
      <style:text-properties officeooo:paragraph-rsid="002f0630"/>
    </style:style>
    <style:style style:name="P5" style:family="paragraph" style:parent-style-name="Standard">
      <style:text-properties fo:font-weight="bold" officeooo:rsid="002f0630" officeooo:paragraph-rsid="002f0630" style:font-weight-asian="bold" style:font-weight-complex="bold"/>
    </style:style>
    <style:style style:name="P6" style:family="paragraph" style:parent-style-name="Standard">
      <style:text-properties fo:font-weight="bold" officeooo:rsid="00316073" officeooo:paragraph-rsid="00316073" style:font-weight-asian="bold" style:font-weight-complex="bold"/>
    </style:style>
    <style:style style:name="P7" style:family="paragraph" style:parent-style-name="Standard">
      <style:text-properties fo:font-weight="bold" officeooo:rsid="00316073" officeooo:paragraph-rsid="00320cae" style:font-weight-asian="bold" style:font-weight-complex="bold"/>
    </style:style>
    <style:style style:name="P8" style:family="paragraph" style:parent-style-name="Standard">
      <style:text-properties fo:font-weight="bold" officeooo:rsid="00320cae" officeooo:paragraph-rsid="00320cae" style:font-weight-asian="bold" style:font-weight-complex="bold"/>
    </style:style>
    <style:style style:name="P9" style:family="paragraph" style:parent-style-name="Standard">
      <style:text-properties fo:font-weight="bold" officeooo:rsid="00163475" officeooo:paragraph-rsid="00163475" style:font-weight-asian="bold" style:font-weight-complex="bold"/>
    </style:style>
    <style:style style:name="P10" style:family="paragraph" style:parent-style-name="Standard">
      <style:text-properties fo:font-weight="bold" officeooo:rsid="0016be88" officeooo:paragraph-rsid="0016be88" style:font-weight-asian="bold" style:font-weight-complex="bold"/>
    </style:style>
    <style:style style:name="P11" style:family="paragraph" style:parent-style-name="Standard">
      <style:text-properties fo:font-weight="bold" officeooo:rsid="003b237d" officeooo:paragraph-rsid="003b237d" style:font-weight-asian="bold" style:font-weight-complex="bold"/>
    </style:style>
    <style:style style:name="P12" style:family="paragraph" style:parent-style-name="Standard">
      <style:text-properties fo:font-weight="bold" officeooo:rsid="003d304a" officeooo:paragraph-rsid="003d304a" style:font-weight-asian="bold" style:font-weight-complex="bold"/>
    </style:style>
    <style:style style:name="P13" style:family="paragraph" style:parent-style-name="Standard">
      <style:text-properties fo:font-weight="normal" officeooo:rsid="002f0630" officeooo:paragraph-rsid="002f0630" style:font-weight-asian="normal" style:font-weight-complex="normal"/>
    </style:style>
    <style:style style:name="P14" style:family="paragraph" style:parent-style-name="Standard">
      <style:text-properties fo:font-weight="normal" officeooo:rsid="002fee58" officeooo:paragraph-rsid="002fee58" style:font-weight-asian="normal" style:font-weight-complex="normal"/>
    </style:style>
    <style:style style:name="P15" style:family="paragraph" style:parent-style-name="Standard">
      <style:text-properties fo:font-weight="normal" officeooo:rsid="00316073" officeooo:paragraph-rsid="00316073" style:font-weight-asian="normal" style:font-weight-complex="normal"/>
    </style:style>
    <style:style style:name="P16" style:family="paragraph" style:parent-style-name="Standard">
      <style:text-properties fo:font-weight="normal" officeooo:rsid="00320cae" officeooo:paragraph-rsid="00320cae" style:font-weight-asian="normal" style:font-weight-complex="normal"/>
    </style:style>
    <style:style style:name="P17" style:family="paragraph" style:parent-style-name="Standard">
      <style:text-properties fo:font-weight="normal" officeooo:rsid="0016be88" officeooo:paragraph-rsid="0016be88" style:font-weight-asian="normal" style:font-weight-complex="normal"/>
    </style:style>
    <style:style style:name="P18" style:family="paragraph" style:parent-style-name="Standard">
      <style:text-properties fo:font-weight="normal" officeooo:rsid="003e7281" officeooo:paragraph-rsid="003e7281" style:font-weight-asian="normal" style:font-weight-complex="normal"/>
    </style:style>
    <style:style style:name="P19" style:family="paragraph" style:parent-style-name="Standard">
      <style:text-properties fo:font-weight="normal" officeooo:rsid="00429f19" officeooo:paragraph-rsid="00429f19" style:font-weight-asian="normal" style:font-weight-complex="normal"/>
    </style:style>
    <style:style style:name="P20" style:family="paragraph" style:parent-style-name="Standard">
      <style:text-properties officeooo:paragraph-rsid="00316073"/>
    </style:style>
    <style:style style:name="P21" style:family="paragraph" style:parent-style-name="Standard">
      <style:text-properties officeooo:paragraph-rsid="00320cae"/>
    </style:style>
    <style:style style:name="P22" style:family="paragraph" style:parent-style-name="Standard">
      <style:text-properties officeooo:rsid="00164318" officeooo:paragraph-rsid="00164318"/>
    </style:style>
    <style:style style:name="P23" style:family="paragraph" style:parent-style-name="Standard">
      <style:text-properties officeooo:rsid="00164318" officeooo:paragraph-rsid="00339647"/>
    </style:style>
    <style:style style:name="P24" style:family="paragraph" style:parent-style-name="Standard">
      <style:text-properties officeooo:rsid="0016be88" officeooo:paragraph-rsid="0016be88"/>
    </style:style>
    <style:style style:name="P25" style:family="paragraph" style:parent-style-name="Standard">
      <style:text-properties officeooo:rsid="003d304a" officeooo:paragraph-rsid="003d304a"/>
    </style:style>
    <style:style style:name="P26" style:family="paragraph" style:parent-style-name="Standard">
      <style:text-properties officeooo:paragraph-rsid="003d304a"/>
    </style:style>
    <style:style style:name="P27" style:family="paragraph" style:parent-style-name="Standard">
      <style:text-properties officeooo:rsid="003e7281" officeooo:paragraph-rsid="003e7281"/>
    </style:style>
    <style:style style:name="P28" style:family="paragraph" style:parent-style-name="Standard">
      <style:text-properties officeooo:rsid="0042105c" officeooo:paragraph-rsid="00429f19"/>
    </style:style>
    <style:style style:name="T1" style:family="text">
      <style:text-properties officeooo:rsid="0016431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f0630" style:font-weight-asian="normal" style:font-weight-complex="normal"/>
    </style:style>
    <style:style style:name="T4" style:family="text">
      <style:text-properties fo:font-weight="normal" officeooo:rsid="00320cae" style:font-weight-asian="normal" style:font-weight-complex="normal"/>
    </style:style>
    <style:style style:name="T5" style:family="text">
      <style:text-properties fo:font-weight="normal" officeooo:rsid="003d304a" style:font-weight-asian="normal" style:font-weight-complex="normal"/>
    </style:style>
    <style:style style:name="T6" style:family="text">
      <style:text-properties fo:font-weight="normal" officeooo:rsid="003e7281" style:font-weight-asian="normal" style:font-weight-complex="normal"/>
    </style:style>
    <style:style style:name="T7" style:family="text">
      <style:text-properties fo:font-weight="normal" officeooo:rsid="00401a21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16073" style:font-weight-asian="bold" style:font-weight-complex="bold"/>
    </style:style>
    <style:style style:name="T10" style:family="text">
      <style:text-properties fo:font-weight="bold" officeooo:rsid="00320cae" style:font-weight-asian="bold" style:font-weight-complex="bold"/>
    </style:style>
    <style:style style:name="T11" style:family="text">
      <style:text-properties officeooo:rsid="002fee58"/>
    </style:style>
    <style:style style:name="T12" style:family="text">
      <style:text-properties officeooo:rsid="00316073"/>
    </style:style>
    <style:style style:name="T13" style:family="text">
      <style:text-properties officeooo:rsid="00339647"/>
    </style:style>
    <style:style style:name="T14" style:family="text">
      <style:text-properties officeooo:rsid="0034db3d"/>
    </style:style>
    <style:style style:name="T15" style:family="text">
      <style:text-properties officeooo:rsid="003b237d"/>
    </style:style>
    <style:style style:name="T16" style:family="text">
      <style:text-properties officeooo:rsid="003e7281"/>
    </style:style>
    <style:style style:name="T17" style:family="text">
      <style:text-properties officeooo:rsid="00401a21"/>
    </style:style>
    <style:style style:name="T18" style:family="text">
      <style:text-properties officeooo:rsid="00402ae9"/>
    </style:style>
    <style:style style:name="T19" style:family="text">
      <style:text-properties officeooo:rsid="0040b8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писание страниц.</text:p>
      <text:p text:style-name="P1"/>
      <text:p text:style-name="P3">Главная (стартовая страница):</text:p>
      <text:p text:style-name="P1">1. шапка сайта</text:p>
      <text:p text:style-name="P1">2. ссылка на страницу с авиарейсами</text:p>
      <text:p text:style-name="P1">3. ссылка на страницу с клиентами</text:p>
      <text:p text:style-name="P2">4. ссылка на страницу для покупки билетов</text:p>
      <text:p text:style-name="P1"/>
      <text:p text:style-name="P3">Страница с авиарейсами:</text:p>
      <text:p text:style-name="P2">1. форма для поиска авиарейса(-ов) по указанным данным.</text:p>
      <text:p text:style-name="P2">2. поля для ввода:</text:p>
      <text:p text:style-name="P2">– дата вылета/прилета</text:p>
      <text:p text:style-name="P2">– аэропорт вылета/прилета</text:p>
      <text:p text:style-name="P2">– номер рейса</text:p>
      <text:p text:style-name="P2">– авиакомпания</text:p>
      <text:p text:style-name="P2">3. после ввода данных <text:span text:style-name="T17">и нажатия кнопки «искать»</text:span>, происходит фильтрация подходящих авиарейсов и пользователю выпадает список с указанными авиарейсами.</text:p>
      <text:p text:style-name="P23">4. для каждого из показанных авиарейсов доступны 3 кнопки:</text:p>
      <text:p text:style-name="P28"><text:span text:style-name="T1">– </text:span><text:span text:style-name="T19">информация о билетах</text:span><text:span text:style-name="T1"> </text:span><text:span text:style-name="T13">(переводит на страницу «информация о билетах»)</text:span></text:p>
      <text:p text:style-name="P28"><text:span text:style-name="T1">– посмотреть список пассажиров рейса </text:span><text:span text:style-name="T14">(переводит на страницу «клиенты» с фильтрацией по данному рейсу)</text:span></text:p>
      <text:p text:style-name="P23">– редактировать информацию о рейсе <text:span text:style-name="T13">(переводит на страницу «редактирования </text:span><text:span text:style-name="T14">рейса» </text:span><text:span text:style-name="T16">с выбранным режимом редактирования</text:span><text:span text:style-name="T13">)</text:span></text:p>
      <text:p text:style-name="P27">5. кнопка «добавить новый рейс», переводящая на страницу «редактирование рейса» с выбранным режимом добавления. </text:p>
      <text:p text:style-name="P2"/>
      <text:p text:style-name="P10">Страница с клиентами:</text:p>
      <text:p text:style-name="P13">1. форма для поиска клиентов по фильтру</text:p>
      <text:p text:style-name="P13">2. поля для ввода:</text:p>
      <text:p text:style-name="P13">– ФИО</text:p>
      <text:p text:style-name="P13">– email</text:p>
      <text:p text:style-name="P13">– номер рейса</text:p>
      <text:p text:style-name="P13">– аэропорт вылета/прилета</text:p>
      <text:p text:style-name="P13">– авиакомпания</text:p>
      <text:p text:style-name="P13">– временной промежуток с двумя полями (начало, конец)</text:p>
      <text:p text:style-name="P4"><text:span text:style-name="T3">3. после ввода данных </text:span><text:span text:style-name="T7">и нажатия кнопки «искать»</text:span><text:span text:style-name="T3"> происходит фильтрация клиентов подходящих под указанные данные и они выводятся списком с указанием ФИО и email.</text:span></text:p>
      <text:p text:style-name="P25"><text:span text:style-name="T3">4. </text:span><text:span text:style-name="T2">Рядом с каждой такой записью будет 3 кнопки:</text:span></text:p>
      <text:p text:style-name="P25"><text:span text:style-name="T2">– посмотреть детальную информацию (в том числе адрес, состояние карт лояльности и тд) (переход на страницу «детализированная информация»)</text:span></text:p>
      <text:p text:style-name="P26"><text:span text:style-name="T5">– посмотреть историю транзакций данного клиента</text:span></text:p>
      <text:p text:style-name="P25"><text:span text:style-name="T2">– редактировать данные клиента (переход на страницу «редактирование клиента» </text:span><text:span text:style-name="T6">с выбранным режимом редактирования</text:span><text:span text:style-name="T2">)</text:span></text:p>
      <text:p text:style-name="P27"><text:span text:style-name="T2">5. Кнопка «добавить нового клиента», переводящая на страницу «редактирование клиента» с выбранным режимом добавления.</text:span></text:p>
      <text:p text:style-name="P4"><text:span text:style-name="T3"/></text:p>
      <text:p text:style-name="P5">Страница с историей транзакций <text:span text:style-name="T12">по клиенту</text:span>:</text:p>
      <text:p text:style-name="P13">1. Форма для поиска истории транзакций определенного клиента с фильтрацией.</text:p>
      <text:p text:style-name="P13">2. поля для ввода:</text:p>
      <text:p text:style-name="P13"><text:soft-page-break/>– ФИО <text:span text:style-name="T8">(обязательное для заполнения поле)</text:span></text:p>
      <text:p text:style-name="P13">– email <text:span text:style-name="T8">(обязательное для заполнения поле)</text:span></text:p>
      <text:p text:style-name="P13">– <text:span text:style-name="T11">авиакомпания</text:span></text:p>
      <text:p text:style-name="P13">– <text:span text:style-name="T11">дата вылета/прилета</text:span></text:p>
      <text:p text:style-name="P14">– дата совершения сделки</text:p>
      <text:p text:style-name="P14">– номер рейса</text:p>
      <text:p text:style-name="P14">– аэропорт вылета/прилета</text:p>
      <text:p text:style-name="P14">3. После ввода указанных данных <text:span text:style-name="T18">и нажатия кнопки «искать» </text:span>транзакции фильтруются и выводятся списком.</text:p>
      <text:p text:style-name="P19">4. Для каждой транзакции указана дата, куда и откуда покупался билет, за какую цену и тд.</text:p>
      <text:p text:style-name="P14"/>
      <text:p text:style-name="P11">Страница информации по билетам:</text:p>
      <text:p text:style-name="P11"><text:span text:style-name="T2">1. Пользователь видит на странице данные выбранного рейса, а также количество билетов разных классов (эконом, бизнес, первый и тд.) с ценой за билет каждого класса. А также количество свободных билетов того или иного класса.</text:span></text:p>
      <text:p text:style-name="P11"><text:span text:style-name="T2">2. Рядом с каждым классом есть кнопка купить билет, нажатие на которую переводит на страницу «заказ билета» с выбранными условиями и рейсом.</text:span></text:p>
      <text:p text:style-name="P14"/>
      <text:p text:style-name="P20"><text:span text:style-name="T9">Страница </text:span><text:span text:style-name="T10">заказа</text:span><text:span text:style-name="T9"> билета</text:span></text:p>
      <text:p text:style-name="P15">1. Пользователю выдается информация о выбранном рейсе <text:span text:style-name="T15">и типе билета</text:span></text:p>
      <text:p text:style-name="P6"><text:span text:style-name="T2">2. Ниже на странице есть форма для заполнения личных данных пассажира</text:span></text:p>
      <text:p text:style-name="P6"><text:span text:style-name="T2">3. поля для ввода:</text:span></text:p>
      <text:p text:style-name="P6"><text:span text:style-name="T2">– ФИО</text:span></text:p>
      <text:p text:style-name="P6"><text:span text:style-name="T2">– email</text:span></text:p>
      <text:p text:style-name="P7"><text:span text:style-name="T2">4. кнопка подтвердить переводит на страницу </text:span><text:span text:style-name="T4">“оплата билета”</text:span></text:p>
      <text:p text:style-name="P7"><text:span text:style-name="T4"/></text:p>
      <text:p text:style-name="P8">Страница оплаты билета:</text:p>
      <text:p text:style-name="P16">1. На данной странице есть информация о выбранном рейсе</text:p>
      <text:p text:style-name="P16">2. Ниже <text:span text:style-name="T12">указан</text:span>ы<text:span text:style-name="T12"> доступны</text:span>е пользователю<text:span text:style-name="T12"> карт</text:span>ы<text:span text:style-name="T12"> лояльности и их баланс. </text:span>Пользователь выбирает<text:span text:style-name="T12"> нужную карту и в специальную форму вв</text:span>одит<text:span text:style-name="T12"> количество бонусов, которые хочет потратить на оплату билета.</text:span></text:p>
      <text:p text:style-name="P8"><text:span text:style-name="T2">3. Далее следует форма для указания данных банковской карты, с которой будет произведена оплата билета</text:span></text:p>
      <text:p text:style-name="P21"><text:span text:style-name="T4">4. Ниже расположена кнопка оплатить. Нажатие на которую редиректит пользователя на страницу “история транзакций” с заданным фильтром, выводящим успешно совершенную данную транзакцию, либо сообщение о той или иной ошибке.</text:span></text:p>
      <text:p text:style-name="P17"/>
      <text:p text:style-name="P12">Страница редактирования рейса:</text:p>
      <text:p text:style-name="P18">0. Возможность выбрать нужное действие галочкой (изменить/добавить рейс)</text:p>
      <text:p text:style-name="P12"><text:span text:style-name="T2">1. Текущая информация по рейсу </text:span><text:span text:style-name="T6">(в случае добавления она пустая)</text:span></text:p>
      <text:p text:style-name="P12"><text:span text:style-name="T2">2. Поля рейса (номер, аэропорты, время и тд), в которые можно внести новую информацию</text:span></text:p>
      <text:p text:style-name="P12"><text:span text:style-name="T2">3. Кнопка «изменить». Нажатие которой вносит изменения в БД и обновляет данную страницу так, что теперь информация по рейсу заменена новой.</text:span></text:p>
      <text:p text:style-name="P12"><text:span text:style-name="T2">4. Кнопка «удалить», удаляющая рейс из БД.</text:span></text:p>
      <text:p text:style-name="P12"><text:span text:style-name="T2"/></text:p>
      <text:p text:style-name="P12">Страница редактирования клиента:</text:p>
      <text:p text:style-name="P18">0. Возможность выбрать нужное действие галочкой (изменить/добавить клиента)</text:p>
      <text:p text:style-name="P26"><text:span text:style-name="T5">1. Текущая информация по клиенту. </text:span><text:span text:style-name="T6">(в случае добавления она пустая)</text:span></text:p>
      <text:p text:style-name="P26"><text:soft-page-break/><text:span text:style-name="T5">2. Поля информации о клиенте (адрес, email, карты лояльности и тд), в которые можно внести новую информацию</text:span></text:p>
      <text:p text:style-name="P26"><text:span text:style-name="T5">3. Кнопка «изменить». Нажатие которой вносит изменения в БД и обновляет данную страницу так, что теперь информация по клиенту заменена новой.</text:span></text:p>
      <text:p text:style-name="P25"><text:span text:style-name="T5">4. </text:span><text:span text:style-name="T2">Кнопка «удалить», удаляющая клиента из БД.</text:span></text:p>
      <text:p text:style-name="P17"/>
      <text:p text:style-name="P24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3:40:40.045755778</meta:creation-date>
    <dc:date>2022-02-28T01:45:49.098287446</dc:date>
    <meta:editing-duration>PT54M36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3" meta:paragraph-count="73" meta:word-count="615" meta:character-count="4394" meta:non-whitespace-character-count="3826"/>
  </office:meta>
</office:document-meta>
</file>